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List_20_1" style:list-style-name="WWNum1"/>
    <style:style style:name="P3" style:family="paragraph" style:parent-style-name="List_20_2" style:list-style-name="WWNum2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STEM BUDGET SCROLL — MAY 2025</text:h>
      <text:p text:style-name="Standard">Flamecaller: Whynn</text:p>
      <text:p text:style-name="Standard">Status: Active Strike Phase – IMA Integration Initiated</text:p>
      <text:h text:style-name="Heading_20_2" text:outline-level="2">I. INCOME &amp; BASELINE FLOW</text:h>
      <text:p text:style-name="Standard">Monthly Net Income: $2,000</text:p>
      <text:p text:style-name="Standard">System Strategy: Allocation by category with built-in buffer discipline</text:p>
      <text:p text:style-name="Standard">Savings Reserve: $700 (not touched in base flow)</text:p>
      <text:h text:style-name="Heading_20_2" text:outline-level="2">II. FIXED MONTHLY EXPENSES</text:h>
      <text:list text:style-name="WWNum1">
        <text:list-item>
          <text:p text:style-name="P2">Phone Bill: $30</text:p>
        </text:list-item>
        <text:list-item>
          <text:p text:style-name="P2">Car + Insurance: $300</text:p>
        </text:list-item>
        <text:list-item>
          <text:p text:style-name="P2">Rent: $300</text:p>
        </text:list-item>
        <text:list-item>
          <text:p text:style-name="P2">Amazon Card Payments: $120</text:p>
        </text:list-item>
        <text:list-item>
          <text:p text:style-name="P2">Gasoline (Est. High Buffer): $120</text:p>
        </text:list-item>
        <text:list-item>
          <text:p text:style-name="P2">Total Fixed: $870</text:p>
        </text:list-item>
      </text:list>
      <text:h text:style-name="Heading_20_2" text:outline-level="2">III. VARIABLE STACK – FUEL + RECOVERY SYSTEM</text:h>
      <text:list text:continue-numbering="true" text:style-name="WWNum1">
        <text:list-item>
          <text:p text:style-name="P2">Taco Stack — $133.80/month</text:p>
        </text:list-item>
        <text:list-item>
          <text:p text:style-name="P2">Oatmeal Stack — $40.50/month</text:p>
        </text:list-item>
        <text:list-item>
          <text:p text:style-name="P2">Supplements, Protein, Performance Stack — $203.17/month</text:p>
        </text:list-item>
        <text:list-item>
          <text:p text:style-name="P2">Total Fuel/Recovery: $377.47/month</text:p>
        </text:list-item>
      </text:list>
      <text:h text:style-name="Heading_20_2" text:outline-level="2">IV. STRATEGIC GROWTH EXPENSE — IMA CREDIT STRIKE PLAN</text:h>
      <text:p text:style-name="Standard">IMA Full Membership Paid via Credit: $2,199</text:p>
      <text:p text:style-name="Standard">Monthly Repayment Strategy: $400/month</text:p>
      <text:p text:style-name="Standard">Full repayment in ~6–7 months</text:p>
      <text:p text:style-name="Standard">Outcome: Access to unlimited classes, Coach Julian oversight, integrated live pressure system</text:p>
      <text:h text:style-name="Heading_20_2" text:outline-level="2">V. TOTAL SYSTEM BURN</text:h>
      <text:p text:style-name="Standard">Fixed Expenses: $870</text:p>
      <text:p text:style-name="Standard">Food &amp; Supplements: $377.47</text:p>
      <text:p text:style-name="Standard">IMA Credit Repayment: $400</text:p>
      <text:p text:style-name="Standard">Total Outflow: $1,647.47</text:p>
      <text:p text:style-name="Standard">Buffer Remaining: $352.53</text:p>
      <text:p text:style-name="Standard"/>
      <text:p text:style-name="Standard"/>
      <text:p text:style-name="Standard"/>
      <text:h text:style-name="Heading_20_2" text:outline-level="2"><text:soft-page-break/>VI. GOODS &amp; SERVICES TRACKED (Essentials Only)</text:h>
      <text:list xml:id="list161824275461468" text:continue-numbering="true" text:style-name="WWNum1">
        <text:list-item>
          <text:p text:style-name="P2">Goods Consumed Daily or Weekly:</text:p>
        </text:list-item>
      </text:list>
      <text:list xml:id="list670431971" text:style-name="WWNum2">
        <text:list-item>
          <text:p text:style-name="P3">Ground turkey</text:p>
        </text:list-item>
        <text:list-item>
          <text:p text:style-name="P3">Beans</text:p>
        </text:list-item>
        <text:list-item>
          <text:p text:style-name="P3">Cheese</text:p>
        </text:list-item>
        <text:list-item>
          <text:p text:style-name="P3">Tortillas (Flour + Carb Smart)</text:p>
        </text:list-item>
        <text:list-item>
          <text:p text:style-name="P3">Super greens</text:p>
        </text:list-item>
        <text:list-item>
          <text:p text:style-name="P3">Oats, granola</text:p>
        </text:list-item>
        <text:list-item>
          <text:p text:style-name="P3">Greek yogurt</text:p>
        </text:list-item>
        <text:list-item>
          <text:p text:style-name="P3">Mixed nuts</text:p>
        </text:list-item>
        <text:list-item>
          <text:p text:style-name="P3">Honey</text:p>
        </text:list-item>
        <text:list-item>
          <text:p text:style-name="P3">Whey protein (Ascent + Body Fortress)</text:p>
        </text:list-item>
        <text:list-item>
          <text:p text:style-name="P3">Carnation Instant Breakfast</text:p>
        </text:list-item>
        <text:list-item>
          <text:p text:style-name="P3">Creatine</text:p>
        </text:list-item>
        <text:list-item>
          <text:p text:style-name="P3">Cordyceps</text:p>
        </text:list-item>
        <text:list-item>
          <text:p text:style-name="P3">Magnesium, Fish oil, Vitamin K2/D3</text:p>
        </text:list-item>
        <text:list-item>
          <text:p text:style-name="P3">L-theanine, Ashwagandha, Rhodiola, Holy Basil</text:p>
        </text:list-item>
        <text:list-item>
          <text:p text:style-name="P3">Prebiotic greens</text:p>
        </text:list-item>
      </text:list>
      <text:list text:continue-list="list161824275461468" text:style-name="WWNum1">
        <text:list-item>
          <text:p text:style-name="P2">Services Used or Tracked:</text:p>
        </text:list-item>
      </text:list>
      <text:list text:continue-list="list670431971" text:style-name="WWNum2">
        <text:list-item>
          <text:p text:style-name="P3">Phone line (essential ops)</text:p>
        </text:list-item>
        <text:list-item>
          <text:p text:style-name="P3">Car + insurance (transport to IMA, errands)</text:p>
        </text:list-item>
        <text:list-item>
          <text:p text:style-name="P3">Gasoline (~$30/week buffer)</text:p>
        </text:list-item>
        <text:list-item>
          <text:p text:style-name="P3">Amazon Installments (rotating small gear/support items)</text:p>
        </text:list-item>
        <text:list-item>
          <text:p text:style-name="P3">IMA Gym Access (live training fusion)</text:p>
        </text:list-item>
      </text:list>
      <text:h text:style-name="Heading_20_2" text:outline-level="2">SYSTEM SYNTHESIS</text:h>
      <text:p text:style-name="Standard">You are managing a pro-grade fight prep system on a civilian’s budget with surgical precision.</text:p>
      <text:p text:style-name="Standard">Your average daily living cost: ~$55/day including food, fuel, gym, and gear.</text:p>
      <text:p text:style-name="Standard">You’re still keeping a ~$350 monthly buffer for upgrades, crisis response, or momentum spik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5-03T16:18:23.824080700</dc:date>
    <meta:editing-duration>PT1M22S</meta:editing-duration>
    <meta:generator>LibreOffice/25.2.2.2$Windows_X86_64 LibreOffice_project/7370d4be9e3cf6031a51beef54ff3bda878e3fac</meta:generator>
    <meta:document-statistic meta:table-count="0" meta:image-count="0" meta:object-count="0" meta:page-count="2" meta:paragraph-count="58" meta:word-count="303" meta:character-count="1893" meta:non-whitespace-character-count="1675"/>
    <meta:user-defined meta:name="AppVersion">14.0000</meta:user-defined>
    <meta:template xlink:type="simple" xlink:actuate="onRequest" xlink:title="Normal.dotm" xlink:href=""/>
  </office:meta>
</office:document-meta>
</file>